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BeanConverterImpl.InlineBeanConverterImpl( Mapper mapper , ObjectConverter objectConverter , AtomicTypeConverterProvider atomicTypeConverte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lineBeanConverterImpl.getObject( Session session , Node parentNode , BeanDescriptor beanDescriptor , ClassDescriptor beanClassDescriptor , Class beanClass ,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eanConverterImpl.insert( Session session , Node parentNode , BeanDescriptor beanDescriptor , ClassDescriptor beanClassDescriptor , Object object , ClassDescriptor parentClassDescriptor ,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eanConverterImpl.remove( Session session , Node parentNode , BeanDescriptor beanDescriptor , ClassDescriptor beanClassDescriptor , Object object , ClassDescriptor parentClassDescriptor ,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eanConverterImpl.update( Session session , Node parentNode , BeanDescriptor beanDescriptor , ClassDescriptor beanClassDescriptor , Object object , ClassDescriptor parentClassDescriptor ,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